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1F25EAD2A5F.png" manifest:media-type=""/>
  <manifest:file-entry manifest:full-path="Pictures/1000000000000249000001C38FCC681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b3233"/>
    </style:style>
    <style:style style:name="T1" style:family="text">
      <style:text-properties officeooo:rsid="000b32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4.261cm" svg:height="10.968cm" draw:z-index="0"><draw:image xlink:href="Pictures/1000000000000249000001C38FCC6813.png" xlink:type="simple" xlink:show="embed" xlink:actuate="onLoad"/></draw:frame></text:p>
      <text:p text:style-name="Standard"/>
      <text:p text:style-name="Standard"/>
      <text:p text:style-name="P1"><draw:frame draw:style-name="fr1" draw:name="images2" text:anchor-type="paragraph" svg:width="14.196cm" svg:height="12.31cm" draw:z-index="1"><draw:image xlink:href="Pictures/1000000000000248000001F25EAD2A5F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8T12:38:59.65</meta:creation-date>
    <dc:date>2015-01-28T12:48:16.70</dc:date>
    <meta:editing-duration>P0D</meta:editing-duration>
    <meta:editing-cycles>1</meta:editing-cycles>
    <meta:generator>LibreOffice/3.6$Windows_x86 LibreOffice_project/da8c1e6-fd468f4-454e206-f42a4a9-143cfd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